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271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271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271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271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271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271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271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271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271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271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271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271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271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271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271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271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271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thias Alejandro Espin Rui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9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827203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a Miguelina Milano Cabez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41642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6.32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8" meta:non-whitespace-character-count="1000"/>
    <meta:template xlink:type="simple" xlink:actuate="onRequest" xlink:title="Normal" xlink:href=""/>
  </office:meta>
</office:document-meta>
</file>